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4" style:family="paragraph" style:parent-style-name="Standard">
      <style:text-properties officeooo:paragraph-rsid="000d518f"/>
    </style:style>
    <style:style style:name="P5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  <style:text-properties style:font-name="TimesNewRomanPSMT" fo:font-size="11.5pt" style:font-size-asian="11.5pt"/>
    </style:style>
    <style:style style:name="P6" style:family="paragraph" style:parent-style-name="Standard">
      <style:text-properties style:font-name="Times New Roman" fo:font-size="12pt" fo:language="zxx" fo:country="none" style:text-underline-style="none" fo:font-weight="normal" officeooo:rsid="000f0325" officeooo:paragraph-rsid="000f0325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7" style:family="paragraph" style:parent-style-name="Standard">
      <style:text-properties officeooo:paragraph-rsid="000d518f"/>
    </style:style>
    <style:style style:name="P8" style:family="paragraph" style:parent-style-name="Code">
      <style:text-properties officeooo:paragraph-rsid="000f0325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officeooo:rsid="000dcdcd" style:font-size-asian="11.5pt"/>
    </style:style>
    <style:style style:name="T3" style:family="text">
      <style:text-properties style:font-name="TimesNewRomanPSMT" fo:font-size="11.5pt" fo:font-weight="bold" style:font-size-asian="11.5pt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6" style:family="text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7" style:family="text">
      <style:text-properties style:font-name="Times New Roman" fo:font-size="12pt" fo:language="zxx" fo:country="none" style:text-underline-style="none" fo:font-weight="normal" officeooo:rsid="000d518f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8" style:family="text">
      <style:text-properties style:text-position="super 58%"/>
    </style:style>
    <style:style style:name="T9" style:family="text">
      <style:text-properties officeooo:rsid="000f0325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0cm" svg:y="0cm" svg:width="2.672cm" svg:height="0.476cm" draw:z-index="0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2" text:anchor-type="page" text:anchor-page-number="1" svg:x="0cm" svg:y="0cm" svg:width="2.672cm" svg:height="0.476cm" draw:z-index="1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3" text:anchor-type="page" text:anchor-page-number="1" svg:x="0cm" svg:y="0cm" svg:width="2.672cm" svg:height="0.476cm" draw:z-index="2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4" text:anchor-type="page" text:anchor-page-number="1" svg:x="0cm" svg:y="0cm" svg:width="2.672cm" svg:height="0.476cm" draw:z-index="3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5" text:anchor-type="page" text:anchor-page-number="1" svg:x="0cm" svg:y="0cm" svg:width="2.672cm" svg:height="0.476cm" draw:z-index="4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text:p text:style-name="P2">Aufgabe 1)</text:p>
      <text:p text:style-name="P6">Als Referenz für das korrekte Rechnen wurde das Programm mit dem eigenen Makefile compiliert und wir folgt aufgerufen:</text:p>
      <text:p text:style-name="P8">srun <text:s/>./partdiff-seq <text:s/>1 <text:s/>2 <text:s/><text:span text:style-name="T9">0</text:span> <text:s/>2 <text:s/><text:span text:style-name="T9">2</text:span> <text:s/><text:span text:style-name="T9">85 &gt; seqentiell.dat</text:span></text:p>
      <text:p text:style-name="P8">srun <text:s/>./partdiff-<text:span text:style-name="T9">posix</text:span> <text:s/><text:span text:style-name="T9">12</text:span> <text:s/>2 <text:s/><text:span text:style-name="T9">0</text:span> <text:s/>2 <text:s/><text:span text:style-name="T9">2</text:span> <text:s/><text:span text:style-name="T9">85 &gt; posix.dat</text:span></text:p>
      <text:p text:style-name="P8"><text:span text:style-name="T9">diff <text:s/>seqentiell.dat <text:s/>posix.dat</text:span></text:p>
      <text:p text:style-name="P6">Dabei treten lediglich Unterschiede im Titel und in der Berechnungszeit auf.</text:p>
      <text:p text:style-name="P3"><text:span text:style-name="T9">Die Zeitmessungen wurden wie folgt durchgeführt: </text:span>(<text:span text:style-name="T9">NNN</text:span> = Threads, 2 = Jacobi-Verfahren, 512 = interlines, 2 = mit Störfunktion, 2 = Abbruch nach <text:span text:style-name="T9">XXX</text:span> Schritten):</text:p>
      <text:p text:style-name="Code">srun <text:s/>time <text:s/>./partdiff-seq <text:s/>1 <text:s/>2 <text:s/>512 <text:s/>2 <text:s/>2 <text:s/><text:span text:style-name="T9">XXX</text:span></text:p>
      <text:p text:style-name="P8">srun <text:s/>time <text:s/>./partdiff-<text:span text:style-name="T9">posix</text:span> <text:s/><text:span text:style-name="T9">NNN</text:span> <text:s/>2 <text:s/>512 <text:s/>2 <text:s/>2 <text:s/><text:span text:style-name="T9">XXX</text:span></text:p>
      <text:p text:style-name="P4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2cm" fo:margin-right="0cm" fo:margin-top="0cm" fo:margin-bottom="0cm" style:contextual-spacing="false" fo:text-indent="-1cm" style:auto-text-indent="false"/>
      <style:text-properties style:font-name="Courier New" fo:font-family="'Courier New'" style:font-family-generic="modern" fo:font-size="10pt" fo:language="de" fo:country="DE" fo:font-weight="bold" style:font-weight-asian="bold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  <style:text-properties style:font-name="TimesNewRomanPSMT" fo:font-size="11.5pt" style:font-size-asian="11.5pt"/>
    </style:style>
    <style:style style:name="MP2" style:family="paragraph" style:parent-style-name="Standard">
      <style:paragraph-properties fo:margin-top="0cm" fo:margin-bottom="0cm" style:contextual-spacing="false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officeooo:rsid="000dcdcd" style:font-size-asian="11.5pt"/>
    </style:style>
    <style:style style:name="MT3" style:family="text">
      <style:text-properties style:font-name="TimesNewRomanPSMT" fo:font-size="11.5pt" fo:font-weight="bold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Vorlesung HLR, WS 2014/15, Übungsblatt </text:span><text:span text:style-name="MT2">5</text:span><text:span text:style-name="MT1">:<text:tab/></text:span><text:span text:style-name="MT3">Leistungsanalyse</text:span><text:span text:style-name="MT1"><text:tab/>Seite </text:span><text:span text:style-name="MT1"><text:page-number text:select-page="current">1</text:page-number></text:span><text:span text:style-name="MT1"> von 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4M28S</meta:editing-duration>
    <meta:editing-cycles>145</meta:editing-cycles>
    <meta:generator>LibreOffice/4.1.6.2$Linux_x86 LibreOffice_project/410m0$Build-2</meta:generator>
    <dc:date>2014-11-17T18:37:35.709350168</dc:date>
    <meta:document-statistic meta:table-count="0" meta:image-count="5" meta:object-count="0" meta:page-count="1" meta:paragraph-count="10" meta:word-count="108" meta:character-count="676" meta:non-whitespace-character-count="546"/>
    <meta:user-defined meta:name="Info 1"/>
    <meta:user-defined meta:name="Info 2"/>
    <meta:user-defined meta:name="Info 3"/>
    <meta:user-defined meta:name="Info 4"/>
  </office:meta>
</office:document-meta>
</file>